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7fe2f0"/>
    </style:style>
    <style:style style:name="P3" style:family="paragraph" style:parent-style-name="Standard">
      <style:paragraph-properties fo:text-align="center" style:justify-single-word="false"/>
      <style:text-properties fo:font-weight="bold" officeooo:rsid="0008eaef" officeooo:paragraph-rsid="007fe2f0" style:font-weight-asian="bold" style:font-weight-complex="bold"/>
    </style:style>
    <style:style style:name="P4" style:family="paragraph" style:parent-style-name="Standard">
      <style:paragraph-properties fo:text-align="center" style:justify-single-word="false"/>
      <style:text-properties officeooo:rsid="0022333b" officeooo:paragraph-rsid="007fe2f0"/>
    </style:style>
    <style:style style:name="P5" style:family="paragraph" style:parent-style-name="Standard">
      <style:paragraph-properties fo:text-align="center" style:justify-single-word="false" fo:break-before="page"/>
      <style:text-properties officeooo:rsid="0022333b" officeooo:paragraph-rsid="007fe2f0"/>
    </style:style>
    <style:style style:name="P6" style:family="paragraph" style:parent-style-name="Standard">
      <style:paragraph-properties fo:text-align="center" style:justify-single-word="false"/>
      <style:text-properties style:font-name="Times New Roman1" officeooo:rsid="00360126" officeooo:paragraph-rsid="007fe2f0"/>
    </style:style>
    <style:style style:name="P7" style:family="paragraph" style:parent-style-name="Standard">
      <style:paragraph-properties fo:text-align="center" style:justify-single-word="false"/>
      <style:text-properties officeooo:rsid="0008eaef" officeooo:paragraph-rsid="007fe2f0"/>
    </style:style>
    <style:style style:name="P8" style:family="paragraph" style:parent-style-name="Text_20_body">
      <style:paragraph-properties fo:break-before="page"/>
      <style:text-properties officeooo:paragraph-rsid="007ddce3"/>
    </style:style>
    <style:style style:name="P9" style:family="paragraph" style:parent-style-name="Standard">
      <style:text-properties officeooo:paragraph-rsid="00866568"/>
    </style:style>
    <style:style style:name="P10" style:family="paragraph" style:parent-style-name="Standard">
      <style:text-properties officeooo:paragraph-rsid="0086fe4e"/>
    </style:style>
    <style:style style:name="P11" style:family="paragraph" style:parent-style-name="Standard">
      <style:text-properties officeooo:paragraph-rsid="0087f642"/>
    </style:style>
    <style:style style:name="P12" style:family="paragraph" style:parent-style-name="Standard">
      <style:text-properties officeooo:paragraph-rsid="008989c6"/>
    </style:style>
    <style:style style:name="P13" style:family="paragraph" style:parent-style-name="Standard">
      <style:text-properties officeooo:rsid="008b50aa" officeooo:paragraph-rsid="008b50aa"/>
    </style:style>
    <style:style style:name="P14" style:family="paragraph" style:parent-style-name="Standard">
      <style:paragraph-properties fo:text-align="center" style:justify-single-word="false"/>
      <style:text-properties fo:font-weight="normal" officeooo:rsid="0008eaef" officeooo:paragraph-rsid="00940718" style:font-weight-asian="normal" style:font-weight-complex="normal"/>
    </style:style>
    <style:style style:name="T1" style:family="text">
      <style:text-properties style:font-name="Times New Roman2" fo:font-size="24pt" fo:font-weight="bold" officeooo:rsid="001beb5d" style:font-size-asian="24pt" style:font-weight-asian="bold" style:font-size-complex="24pt" style:font-weight-complex="bold"/>
    </style:style>
    <style:style style:name="T2" style:family="text">
      <style:text-properties style:font-name="Times New Roman2" fo:font-size="24pt" fo:font-weight="bold" officeooo:rsid="007fe2f0" style:font-size-asian="24pt" style:font-weight-asian="bold" style:font-size-complex="24pt" style:font-weight-complex="bold"/>
    </style:style>
    <style:style style:name="T3" style:family="text">
      <style:text-properties style:font-name="Times New Roman2" fo:font-weight="normal" officeooo:rsid="0070ef1b" style:font-weight-asian="normal" style:font-weight-complex="normal"/>
    </style:style>
    <style:style style:name="T4" style:family="text">
      <style:text-properties style:font-name="Times New Roman2" fo:font-weight="normal" officeooo:rsid="008189b1" style:font-weight-asian="normal" style:font-weight-complex="normal"/>
    </style:style>
    <style:style style:name="T5" style:family="text">
      <style:text-properties style:font-name="Times New Roman2" fo:font-weight="bold" officeooo:rsid="007f8758" style:font-weight-asian="bold" style:font-weight-complex="bold"/>
    </style:style>
    <style:style style:name="T6" style:family="text">
      <style:text-properties style:font-name="Times New Roman2" officeooo:rsid="00853376"/>
    </style:style>
    <style:style style:name="T7" style:family="text">
      <style:text-properties style:font-name="Times New Roman2" officeooo:rsid="00866568"/>
    </style:style>
    <style:style style:name="T8" style:family="text">
      <style:text-properties style:font-name="Times New Roman2" officeooo:rsid="0087f642"/>
    </style:style>
    <style:style style:name="T9" style:family="text">
      <style:text-properties style:font-name="Times New Roman2" officeooo:rsid="008989c6"/>
    </style:style>
    <style:style style:name="T10" style:family="text">
      <style:text-properties style:font-name="Times New Roman2" officeooo:rsid="008b50aa"/>
    </style:style>
    <style:style style:name="T11" style:family="text">
      <style:text-properties style:font-name="Times New Roman2" officeooo:rsid="008e7659"/>
    </style:style>
    <style:style style:name="T12" style:family="text">
      <style:text-properties style:font-name="Times New Roman2" officeooo:rsid="00901374"/>
    </style:style>
    <style:style style:name="T13" style:family="text">
      <style:text-properties style:font-name="Times New Roman2" officeooo:rsid="00904ce2"/>
    </style:style>
    <style:style style:name="T14" style:family="text">
      <style:text-properties style:font-name="Times New Roman2" officeooo:rsid="0091c166"/>
    </style:style>
    <style:style style:name="T15" style:family="text">
      <style:text-properties fo:font-size="24pt" fo:font-weight="bold" officeooo:rsid="0008eaef" style:font-size-asian="24pt" style:font-weight-asian="bold" style:font-size-complex="24pt" style:font-weight-complex="bold"/>
    </style:style>
    <style:style style:name="T16" style:family="text">
      <style:text-properties style:font-name="Times New Roman1"/>
    </style:style>
    <style:style style:name="T17" style:family="text">
      <style:text-properties style:font-name="Times New Roman1" officeooo:rsid="00360126"/>
    </style:style>
    <style:style style:name="T18" style:family="text">
      <style:text-properties style:font-name="Times New Roman1" style:text-underline-style="none" officeooo:rsid="00360126"/>
    </style:style>
    <style:style style:name="T19" style:family="text">
      <style:text-properties style:font-name="Times New Roman1" style:text-underline-style="none" fo:font-weight="normal" officeooo:rsid="00360126" style:font-weight-asian="normal" style:font-weight-complex="normal"/>
    </style:style>
    <style:style style:name="T20" style:family="text">
      <style:text-properties style:font-name="Times New Roman1" fo:font-weight="normal" officeooo:rsid="007ddce3" style:font-weight-asian="normal" style:font-weight-complex="normal"/>
    </style:style>
    <style:style style:name="T21" style:family="text">
      <style:text-properties style:font-name="Times New Roman1" fo:font-weight="normal" officeooo:rsid="00360126" style:font-weight-asian="normal" style:font-weight-complex="normal"/>
    </style:style>
    <style:style style:name="T22" style:family="text">
      <style:text-properties style:font-name="Times New Roman1" fo:font-weight="normal" officeooo:rsid="008189b1" style:font-weight-asian="normal" style:font-weight-complex="normal"/>
    </style:style>
    <style:style style:name="T23" style:family="text">
      <style:text-properties fo:font-weight="normal" officeooo:rsid="0008eaef" style:font-weight-asian="normal" style:font-weight-complex="normal"/>
    </style:style>
    <style:style style:name="T24" style:family="text">
      <style:text-properties fo:font-weight="normal" officeooo:rsid="007ddce3" style:font-weight-asian="normal" style:font-weight-complex="normal"/>
    </style:style>
    <style:style style:name="T25" style:family="text">
      <style:text-properties fo:font-variant="normal" fo:text-transform="none" fo:color="#000000" loext:opacity="100%" style:font-name="Times New Roman" fo:font-size="12pt" fo:letter-spacing="normal" fo:font-style="normal" officeooo:rsid="001e99e3"/>
    </style:style>
    <style:style style:name="T26" style:family="text">
      <style:text-properties fo:font-weight="bold" officeooo:rsid="007ddce3" style:font-weight-asian="bold" style:font-weight-complex="bold"/>
    </style:style>
    <style:style style:name="T27" style:family="text">
      <style:text-properties fo:font-weight="bold" officeooo:rsid="0022e655" style:font-weight-asian="bold" style:font-weight-complex="bold"/>
    </style:style>
    <style:style style:name="T28" style:family="text">
      <style:text-properties fo:font-weight="bold" officeooo:rsid="00520458" style:font-weight-asian="bold" style:font-weight-complex="bold"/>
    </style:style>
    <style:style style:name="T29" style:family="text">
      <style:text-properties fo:font-weight="bold" officeooo:rsid="007ed2ec" style:font-weight-asian="bold" style:font-weight-complex="bold"/>
    </style:style>
    <style:style style:name="T30" style:family="text">
      <style:text-properties fo:font-weight="bold" officeooo:rsid="0080240f" style:font-weight-asian="bold" style:font-weight-complex="bold"/>
    </style:style>
    <style:style style:name="T31" style:family="text">
      <style:text-properties style:font-name="Times New Roman" officeooo:rsid="001bd969"/>
    </style:style>
    <style:style style:name="T32" style:family="text">
      <style:text-properties style:font-name="Times New Roman" officeooo:rsid="001e99e3"/>
    </style:style>
    <style:style style:name="T33" style:family="text">
      <style:text-properties fo:font-style="normal" style:font-style-asian="normal" style:font-style-complex="normal"/>
    </style:style>
    <style:style style:name="T34" style:family="text">
      <style:text-properties fo:font-style="normal" officeooo:rsid="008b50aa" style:font-style-asian="normal" style:font-style-complex="normal"/>
    </style:style>
    <style:style style:name="T35" style:family="text">
      <style:text-properties officeooo:rsid="008430fa"/>
    </style:style>
    <style:style style:name="T36" style:family="text">
      <style:text-properties officeooo:rsid="00853376"/>
    </style:style>
    <style:style style:name="T37" style:family="text">
      <style:text-properties officeooo:rsid="00866568"/>
    </style:style>
    <style:style style:name="T38" style:family="text">
      <style:text-properties officeooo:rsid="00877f0e"/>
    </style:style>
    <style:style style:name="T39" style:family="text">
      <style:text-properties officeooo:rsid="0087f642"/>
    </style:style>
    <style:style style:name="T40" style:family="text">
      <style:text-properties officeooo:rsid="008989c6"/>
    </style:style>
    <style:style style:name="T41" style:family="text">
      <style:text-properties officeooo:rsid="008b50aa"/>
    </style:style>
    <style:style style:name="T42" style:family="text">
      <style:text-properties officeooo:rsid="008d0cd6"/>
    </style:style>
    <style:style style:name="T43" style:family="text">
      <style:text-properties officeooo:rsid="008df2b4"/>
    </style:style>
    <style:style style:name="T44" style:family="text">
      <style:text-properties officeooo:rsid="008e7659"/>
    </style:style>
    <style:style style:name="T45" style:family="text">
      <style:text-properties officeooo:rsid="008f9f12"/>
    </style:style>
    <style:style style:name="T46" style:family="text">
      <style:text-properties officeooo:rsid="00901374"/>
    </style:style>
    <style:style style:name="T47" style:family="text">
      <style:text-properties officeooo:rsid="00904ce2"/>
    </style:style>
    <style:style style:name="T48" style:family="text">
      <style:text-properties officeooo:rsid="009105dc"/>
    </style:style>
    <style:style style:name="T49" style:family="text">
      <style:text-properties officeooo:rsid="0091c166"/>
    </style:style>
    <style:style style:name="T50" style:family="text">
      <style:text-properties officeooo:rsid="009407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5">Allegory of the </text:span><text:span text:style-name="T2">Garden</text:span><text:span text:style-name="T1">*</text:span></text:p>
      <text:p text:style-name="P3"/>
      <text:p text:style-name="P2"><text:span text:style-name="T23"><text:line-break/></text:span><text:span text:style-name="T3">Michael </text:span><text:span text:style-name="T4">Sosteric</text:span></text:p>
      <text:p text:style-name="P14"><text:line-break/><text:line-break/><text:line-break/><text:line-break/><text:line-break/><text:line-break/><text:line-break/><text:a xlink:type="simple" xlink:href="https://www.patreon.com/LightningPath" text:style-name="Internet_20_link" text:visited-style-name="Visited_20_Internet_20_Link">https://www.patreon.com/LightningPath</text:a><text:span text:style-name="T25"><text:line-break/></text:span><text:a xlink:type="simple" xlink:href="https://www.lightningpath.org/" text:style-name="Internet_20_link" text:visited-style-name="Visited_20_Internet_20_Link">https://www.lightningpath.org</text:a></text:p>
      <text:p text:style-name="P14"><text:line-break/><text:line-break/><text:line-break/><text:line-break/><text:line-break/><text:line-break/><text:line-break/><text:span text:style-name="T31">*Analysis by Chat GPT 4 </text:span><text:span text:style-name="T32">Follows</text:span></text:p>
      <text:p text:style-name="P7"><text:span text:style-name="T26">Version </text:span><text:span text:style-name="T27">0.</text:span><text:span text:style-name="T28">9</text:span><text:span text:style-name="T29">5</text:span><text:span text:style-name="T27"><text:line-break/>Status: </text:span><text:span text:style-name="T30">Final </text:span><text:span text:style-name="T27">Draft<text:line-break/><text:line-break/></text:span><text:span text:style-name="T24"> </text:span><text:span text:style-name="T20">© </text:span><text:span text:style-name="T22">The Lightning Path <text:line-break/></text:span><text:span text:style-name="T19">All </text:span><text:span text:style-name="T21">Rights Reserved</text:span></text:p>
      <text:p text:style-name="P8"><text:span text:style-name="T26">Allegory of the </text:span><text:span text:style-name="T5">Garden</text:span></text:p>
      <text:p text:style-name="P9">Imagine, for a moment, a garden, <text:span text:style-name="T35">more beautiful than </text:span>you have ever seen. Imagine a garden full of flowers and trees, sights and sounds, sparkling diamond water and clear emerald forests. Imagine a garden of unbelievable fertility, variety, and bounty, where life flourishes in peace, love, and joy. Imagine a garden where only beauty exists, and where <text:span text:style-name="T36">the only </text:span><text:span text:style-name="T35">feel</text:span><text:span text:style-name="T36">ings</text:span><text:span text:style-name="T35"> </text:span><text:span text:style-name="T36">were </text:span>contentment, bliss, happiness, and love. In <text:span text:style-name="T36">this </text:span>Garden, there was no sadness or war. In <text:span text:style-name="T36">this </text:span>Garden, there was no hatred and no sin. <text:span text:style-name="T6">This </text:span>Garden was perfect in every way and <text:span text:style-name="T36">would </text:span>remain so for <text:span text:style-name="T36">all eternity because </text:span>this <text:span text:style-name="T6">was </text:span>way the <text:span text:style-name="T36">L</text:span>ight<text:span text:style-name="T36">w</text:span>alkers, <text:span text:style-name="T36">s</text:span>hining glorious suns of creation, <text:span text:style-name="T36">wanted it. </text:span>When they created <text:span text:style-name="Emphasis">the Garden, </text:span>they created it as a reflection of their perfect light and love. Each heart’s desire fulfilled. Perfection in every way, with only <text:span text:style-name="T37">teeny-</text:span><text:span text:style-name="T36">tiny </text:span><text:span text:style-name="T37">little </text:span>problem. After an eternity of beauty and bliss, the <text:span text:style-name="T36">Lightwalkers </text:span><text:span text:style-name="T6">we</text:span><text:span text:style-name="T7">r</text:span><text:span text:style-name="T6">e </text:span><text:span text:style-name="T7">excruciating and painfully </text:span><text:span text:style-name="T6">bored. </text:span></text:p>
      <text:p text:style-name="P9">So, one day a few of the lightwalkers, <text:span text:style-name="T39">we’ll </text:span>call them the <text:span text:style-name="Emphasis">explorers, </text:span>thought to themselves, “maybe a change <text:span text:style-name="T38">is </text:span>needed.”</text:p>
      <text:p text:style-name="Standard">“Maybe we could have more beautiful flowers and trees.” </text:p>
      <text:p text:style-name="Standard">“Maybe we could have more brilliant sights and sounds.” </text:p>
      <text:p text:style-name="Standard">“Maybe we could have more light <text:span text:style-name="T38">and love.</text:span>” <text:s/></text:p>
      <text:p text:style-name="Standard">Excited by the possibilities, they <text:span text:style-name="T38">constructed a </text:span>plan <text:span text:style-name="T38">and took it </text:span>to the elders, <text:span text:style-name="T38">and the elders agreed. It was an amazing plan </text:span>and if it worked, it would <text:span text:style-name="T38">bring </text:span>something glorious new. Of course, thought the elders, the Plan would <text:span text:style-name="T38">require much </text:span>work. Not only that, <text:span text:style-name="T38">but the plan explores would have to muck </text:span><text:span text:style-name="Emphasis">around in the darkness outside the Garden</text:span>, and that was cause for concern.</text:p>
      <text:p text:style-name="P11">“It would be no picnic,” said the elders. “It would not be a holiday paradise.” “You will,” after all, “be descending into darkness, and in darkness, there is no love <text:span text:style-name="T39">nor </text:span>light.” <text:span text:style-name="T39">The explored nodded in understanding and with that, </text:span>they bid their tearful goodbyes, walked out the gate, slipped into the darkness, and disappeared from all view.</text:p>
      <text:p text:style-name="P11"><text:soft-page-break/><text:span text:style-name="T39">W</text:span>hich worried <text:span text:style-name="T8">those who </text:span>stayed back. <text:span text:style-name="T39">Nevertheless, patient and trusting they </text:span>waited and watched, <text:span text:style-name="T39">and </text:span>waited <text:span text:style-name="T39">and watched </text:span><text:span text:style-name="T8">until finally they </text:span>reached the<text:span text:style-name="T39">ir </text:span>limit. <text:span text:style-name="T9">T</text:span><text:span text:style-name="T40">hey </text:span>began to consider a search party but just as <text:span text:style-name="T40">that </text:span><text:span text:style-name="T9">was </text:span>about to form, “it” happened. <text:span text:style-name="T9">T</text:span>he silence and the darkness was broken by a flash and a sound. Then, another flash and another sound. Then another, and another, and another. Pretty soon the flashes were like lightning and the sound was like thunder. Those who stayed behind breathed a sigh of relief. <text:a xlink:type="simple" xlink:href="https://spiritwiki.lightningpath.org/index.php/The_Great_Work" text:style-name="Internet_20_link" text:visited-style-name="Visited_20_Internet_20_Link">The <text:span text:style-name="T40">Great </text:span>Work</text:a> had finally begun.</text:p>
      <text:p text:style-name="P12">And thus did the work go on. While the lightwalkers in the Garden continued to exist in joy and bliss, the explorers worked hard in the darkness. There were flashes and there was thunder, there were crashes and there was rumble, and every once in a while a crackle of fire danced across the skin of the darkness. It <text:span text:style-name="T9">looked dangerous, but it was exciting, so exciting that some </text:span>were overcome by the excitement. <text:span text:style-name="T40">Nodding to the elders, they </text:span>packed their bags and ran off into the dark<text:span text:style-name="T40">ness</text:span> to help. And that fed the fire. And the lightning flashed and the thunder crashed and fire crackled over the skin of the dark until, all of a sudden, nothing. </text:p>
      <text:p text:style-name="P12"><text:span text:style-name="T40">A</text:span>ll the flashing and the thunder just stopped. <text:span text:style-name="T9">Those who </text:span>had stayed behind looked puzzled.</text:p>
      <text:p text:style-name="P12">“What could have happened?” they asked themselves. “Has something gone wrong?” </text:p>
      <text:p text:style-name="Standard">They waited, and waited, and waited to the limits of their patience and when they had surpassed their limit, they formed a search party. But then, just as the search party <text:span text:style-name="T41">leaving the gates, </text:span>the chaos began anew. As before, lightning, thunder, and fire crackled over the dark.</text:p>
      <text:p text:style-name="Standard">And thus did the work go on. There were flashes of lightning and smashes of thunder and fire crackled over the dark. The lightwalkers gazed in fascination and amazement for it was a show unlike any other, and much more exciting than the first. More energy. More power. More vibration. It was a pulsating energy ball, like an oscillating star going nova, and it was very exciting indeed. It was so exciting in fact <text:span text:style-name="T33">that </text:span><text:span text:style-name="Emphasis"><text:span text:style-name="T33">wave after wave of joyful lightwalker</text:span></text:span><text:span text:style-name="Emphasis"><text:span text:style-name="T34">s</text:span></text:span> ran into the darkness to help. And as more and more joined The <text:span text:style-name="T10">Great Work, </text:span>the chaos grew. Lightning flashed, thunder rolled, and fire crackled over the dark until <text:span text:style-name="T41">until suddenly, </text:span></text:p>
      <text:p text:style-name="Standard">*FLASH*</text:p>
      <text:p text:style-name="Standard"><text:soft-page-break/>…and then…</text:p>
      <text:p text:style-name="Standard">…DARKNESS…</text:p>
      <text:p text:style-name="P13">and <text:s text:c="141"/></text:p>
      <text:p text:style-name="Standard">…SILENCE…</text:p>
      <text:p text:style-name="P13">and</text:p>
      <text:p text:style-name="Standard">…NOTHING…</text:p>
      <text:p text:style-name="Standard">The lightwalkers who remained in the Garden were startled by this. Puzzled, they waited, wondered, and worried. Something <text:span text:style-name="Emphasis">had</text:span> <text:span text:style-name="T42">clearly </text:span>gone wrong. Not wanting to waste a minute they called for volunteers and sent a search party out into the darkness and just as the searchers began to disappear from view, the explorers came screaming out of the darkness.</text:p>
      <text:p text:style-name="Standard">“Did you see that?” they said breathlessly. “Wasn’t it awesome?” “We almost did it, <text:span text:style-name="T48">b</text:span>ut we need your help. There was too much,” they gasped… “And too many.” “<text:span text:style-name="T43">I</text:span>t was too soon!” they cried. “WE NEED YOUR HELP!”</text:p>
      <text:p text:style-name="Standard">And the <text:span text:style-name="T44">L</text:span>ightwalkers, <text:span text:style-name="T49">anxious to help, </text:span><text:span text:style-name="T44">sked, “What can we do?” </text:span>The explorers thought <text:span text:style-name="T11">and f</text:span>inally said, “it is black down there and we have a hard time seeing. Sometimes we get lost in the darkness. <text:span text:style-name="T11">Sometimes</text:span> we get confused. <text:span text:style-name="T11">It </text:span>would be great,” said the explorers, “if some of you <text:span text:style-name="T11">guide us</text:span>.” <text:span text:style-name="T45">And of course, the Lightwalkers agreed. </text:span>“We will walk with you in the <text:span text:style-name="T45">shadows, </text:span><text:span text:style-name="T12">we will light your path in the night, we will </text:span><text:span text:style-name="T13">guide </text:span>you <text:span text:style-name="T46">through </text:span>the dark<text:span text:style-name="T45">ness</text:span>.” </text:p>
      <text:p text:style-name="Standard"><text:span text:style-name="T49">Now, s</text:span>eeing that everything was in place, the explorers smiled <text:span text:style-name="T47">and </text:span>turned back into the darkness <text:span text:style-name="T47">and the work </text:span>began anew. <text:span text:style-name="T14">F</text:span>or a long time <text:span text:style-name="T49">there was </text:span>nothing, <text:span text:style-name="T49">until suddenly, FLASHES in the darkness. </text:span></text:p>
      <text:p text:style-name="Standard">Everybody looked and sure enough, they could see sparks in the darkness. To no one’s surprise, these sparks quickly grew and soon lightning, thunder, and fire crackled across the dark. The light and the energy were intense. The energy hummed and pulsed, expanding with <text:soft-page-break/>a raging crescendo only to back off from the edge again and again and again. Each expansion featured more energy and more fire. Each cycle burned brighter and hotter than the last. It was a giant pulsating balloon of energy, puffed up and deflated, puffed up and deflated, each time straining against an unseen barrier that kept it contained within its own boundaries. The lightwalkers watched the undulation in fascination, wide-eyed and awe-filled. Then, after what seemed like an eternity (but was really only a few moments in the creative consideration of Spirit), “it” happened. Just as the crackling ball of fire was at its most intense, just as it seemed as if the heat from creation’s forge could not get any more intense, there, in the heat of an already intense fire, in the cracking of an engorged cosmic balloon, a single brilliant explosion of light, and then another, and another, and then ten more, and then a thousand more, and then ten thousand, and then a million, and then seven billion.</text:p>
      <text:p text:style-name="Standard">And then, a crack on the surface.</text:p>
      <text:p text:style-name="Standard">And then, tendrils of fire racing over the skin of the darkness.</text:p>
      <text:p text:style-name="Standard">And then, an explosion of light and power.</text:p>
      <text:p text:style-name="Standard">Eyes widening.</text:p>
      <text:p text:style-name="Standard">Light. Love. Expansion.</text:p>
      <text:p text:style-name="Standard">Happiness. Joy. Bliss.</text:p>
      <text:p text:style-name="Standard">Scintillating, glorious, power.</text:p>
      <text:p text:style-name="Standard">No words.</text:p>
      <text:p text:style-name="Standard">Weeping.</text:p>
      <text:p text:style-name="P10">Then, just as it seemed the lightwalkers would be overcome by the glory, the procession began. Amongst cheering and laughter, wonder and celebration, those who had entered into the darkness began to emerge in magnificence. Riding chariots resplendent in golden fire, like angels in an undefeatable Army of Light, everyone who entered emerged glorious and new. <text:soft-page-break/>And with them, with us, comes <text:span text:style-name="Emphasis">the Fire </text:span>and the transformation and, in fulfillment of the Plan, a new Garden more glorious than anything we have ever imagined before<text:span text:style-name="Emphasis">.</text:span></text:p>
      <text:p text:style-name="P5"><text:s/><text:span text:style-name="T16">© </text:span><text:span text:style-name="T18">All </text:span><text:span text:style-name="T17">Rights Reserved</text:span></text:p>
      <text:p text:style-name="P6"/>
      <text:p text:style-name="P4"><text:a xlink:type="simple" xlink:href="https://www.patreon.com/LightningPath" text:style-name="Internet_20_link" text:visited-style-name="Visited_20_Internet_20_Link"><text:span text:style-name="T17">https://www.patreon.com/LightningPath</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1cm" fo:margin-bottom="0.406cm"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2cm" style:type="center"/>
          <style:tab-stop style:position="15.926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49"/></text:p>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ke Sosteric</meta:initial-creator>
    <meta:creation-date>2023-09-20T09:10:51.659112183</meta:creation-date>
    <dc:date>2024-01-05T06:39:44.519000000</dc:date>
    <meta:editing-duration>PT11H14M9S</meta:editing-duration>
    <meta:editing-cycles>74</meta:editing-cycles>
    <meta:generator>LibreOffice/7.6.4.1$Windows_X86_64 LibreOffice_project/e19e193f88cd6c0525a17fb7a176ed8e6a3e2aa1</meta:generator>
    <meta:printed-by>Mike Sosteric</meta:printed-by>
    <meta:print-date>2023-09-25T09:37:01.832151120</meta:print-date>
    <meta:document-statistic meta:table-count="0" meta:image-count="0" meta:object-count="0" meta:page-count="7" meta:paragraph-count="45" meta:word-count="1327" meta:character-count="8036" meta:non-whitespace-character-count="6533"/>
  </office:meta>
</office:document-meta>
</file>